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erHttpResponse.getBody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ServerHttpResponse.getNative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sponse.MockServerHttp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sponse.apply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ServerHttpResponse.writeWithInternal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sponse.MockServerHttpResponse( DataBufferFactory data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erverHttpRespons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sponse.applyCook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erverHttpResponse.setWriteHandler( Function &lt; Flux &lt; DataBuffer &gt; , Mono &lt; Void &gt; &gt; writ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erHttpResponse.app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ServerHttpResponse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sponse.writeAndFlushWithInternal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